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b630f"/>
    </style:style>
    <style:style style:name="P2" style:family="paragraph" style:parent-style-name="Standard">
      <style:text-properties officeooo:rsid="00113e7f" officeooo:paragraph-rsid="00113e7f"/>
    </style:style>
    <style:style style:name="P3" style:family="paragraph" style:parent-style-name="Standard">
      <style:text-properties officeooo:rsid="001b630f" officeooo:paragraph-rsid="001b630f"/>
    </style:style>
    <style:style style:name="P4" style:family="paragraph" style:parent-style-name="Text_20_body">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5" style:family="paragraph" style:parent-style-name="Text_20_body">
      <style:text-properties officeooo:paragraph-rsid="001e32d3"/>
    </style:style>
    <style:style style:name="P6" style:family="paragraph" style:parent-style-name="Text_20_body">
      <style:paragraph-properties fo:margin-top="0in" fo:margin-bottom="0in" style:contextual-spacing="false" fo:line-height="114%"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7" style:family="paragraph" style:parent-style-name="Heading_20_1" style:list-style-name=""/>
    <style:style style:name="P8" style:family="paragraph" style:parent-style-name="Heading_20_1">
      <style:paragraph-properties fo:break-before="page"/>
    </style:style>
    <style:style style:name="P9" style:family="paragraph" style:parent-style-name="Footnote">
      <style:text-properties officeooo:rsid="00121d04" officeooo:paragraph-rsid="00121d04"/>
    </style:style>
    <style:style style:name="P10" style:family="paragraph" style:parent-style-name="Footnote">
      <style:text-properties officeooo:paragraph-rsid="001d4883"/>
    </style:style>
    <style:style style:name="T1" style:family="text">
      <style:text-properties officeooo:rsid="00113e7f"/>
    </style:style>
    <style:style style:name="T2" style:family="text">
      <style:text-properties officeooo:rsid="00121d04"/>
    </style:style>
    <style:style style:name="T3" style:family="text">
      <style:text-properties officeooo:rsid="0013d369"/>
    </style:style>
    <style:style style:name="T4" style:family="text">
      <style:text-properties officeooo:rsid="00143090"/>
    </style:style>
    <style:style style:name="T5" style:family="text">
      <style:text-properties officeooo:rsid="0014ca8c"/>
    </style:style>
    <style:style style:name="T6" style:family="text">
      <style:text-properties officeooo:rsid="0016485d"/>
    </style:style>
    <style:style style:name="T7" style:family="text">
      <style:text-properties officeooo:rsid="0016694f"/>
    </style:style>
    <style:style style:name="T8" style:family="text">
      <style:text-properties officeooo:rsid="0018397c"/>
    </style:style>
    <style:style style:name="T9" style:family="text">
      <style:text-properties officeooo:rsid="0019ea91"/>
    </style:style>
    <style:style style:name="T10" style:family="text">
      <style:text-properties officeooo:rsid="001b630f"/>
    </style:style>
    <style:style style:name="T11" style:family="text">
      <style:text-properties officeooo:rsid="001ccb67"/>
    </style:style>
    <style:style style:name="T12"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13" style:family="text">
      <style:text-properties fo:font-variant="normal" fo:text-transform="none" fo:color="#000000" style:text-line-through-style="none" style:font-name="Arial1" fo:font-size="11.25pt" fo:font-style="italic" style:text-underline-style="none" fo:font-weight="normal" style:text-blinking="false" fo:background-color="transparent"/>
    </style:style>
    <style:style style:name="T14" style:family="text">
      <style:text-properties fo:font-variant="normal" fo:text-transform="none" fo:color="#000000" style:text-line-through-style="none" style:text-underline-style="none" style:text-blinking="false" fo:background-color="transparent"/>
    </style:style>
    <style:style style:name="T15" style:family="text">
      <style:text-properties fo:font-style="italic" style:font-style-asian="italic" style:font-style-complex="italic"/>
    </style:style>
    <style:style style:name="T16" style:family="text">
      <style:text-properties officeooo:rsid="001d4883"/>
    </style:style>
    <style:style style:name="T17" style:family="text">
      <style:text-properties officeooo:rsid="001e32d3"/>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
      <text:h text:style-name="P8" text:outline-level="1">Einleitung</text:h>
      <text:p text:style-name="Text_20_body"><text:bookmark text:name="docs-internal-guid-2977b223-7bf2-dcc0-8694-2d831a2070b1"/><text:span text:style-name="T11">Mit dem Auftauchen von Multicore-Systemen ist das Bedürfnis von Parallelisierung ebenfalls beim Bootvorgang gewachsen, da Multicore-Systeme aufgrund der sequentiellen Abarbeitung von Diensten nicht bedeutend schneller booteten als Single Core Systeme.</text:span></text:p>
      <text:p text:style-name="Text_20_body">Die Wichtigkeit vom schnellen “Sekunden-Boot” wird insbesondere in eingebetteten Geräten klar: Die Stromzufuhr kann jederzeit vom Anwender vollständig unterbrochen werden und gleichzeitig erwartet der Anwender, dass nach dem Druck auf den Power-Knopf das System binnen weniger Sekunden wieder einsatzbereit ist. Diese Anforderungen sind insbesondere bei zunehmend komplexeren eingebetteten System schwer zu gewährleisten. – systemd versucht dem Rechnung zu tragen.</text:p>
      <text:p text:style-name="Text_20_body"><text:span text:style-name="T12">s</text:span>ystemd ist ein Init-Dämon<text:note text:id="ftn0" text:note-class="footnote"><text:note-citation>1</text:note-citation><text:note-body><text:p text:style-name="P10"><text:span text:style-name="T16">Ein Dämon ist ein Hintergrundprogramm der gewisse Dienste zur Verfügung stellt.</text:span></text:p></text:note-body></text:note> für Linux das von den Red Hat Angestellten Lennart Poettering (Initiator) und Kay Sievers entwickelt und maßgeblich vorangetrieben wird. Es wird als Init-Prozess als erster gestartet (PID 1) und dient zum Überwachen, Starten und Stoppen von weiteren Linux-Prozessen. systemd ist zu den bis dato verbreiteten SysVinit-Skripten kompatibel, bricht aber, anders als sein Vorgänger, die Kompatibilität zu anderen Unix-Betriebssystemen zu Gunsten von Features. Der Init-Dämon verspricht nicht nur Performance, sondern auch Einfachheit bei der Administration. So müssen die explizite Abhängigkeiten zwischen den Systemdiensten in vielen Fällen nicht konfiguriert werden. Auch distributionsspezifische Init-Skripts werden durch systemd obsolet. Die in systemd verwendeten Techniken erlauben es, dass alle Dienste gleichzeitig starten können ohne dass Dienste, die von anderen Diensten abhängen, in einem Fehlerzustand enden. Sowohl Administratoren und Dämon-Entwickler profitieren von der einfacheren Handhabung und letztendlich auch die Endanwender, da der <text:span text:style-name="T15">Start</text:span> der Dienste nicht mehr von der Abhängigkeit bestimmt wird.</text:p>
      <text:p text:style-name="Text_20_body">Da man mit systemd auch Dienste über die Konsole starten, stoppen und überwachen kann, fallen ebenfalls distributionsspezifische Kommandos weg.</text:p>
      <text:p text:style-name="Text_20_body">systemd wurde von Anfang an auf Erweiterbarkeit entwickelt und so kann es über Module über den Bootvorgang hinaus Dienste bereitstellen, worauf später eingegangen wird.</text:p>
      <text:p text:style-name="Text_20_body"><text:span text:style-name="T11"/></text:p>
      <text:h text:style-name="P8" text:outline-level="1"><text:span text:style-name="T17">Funktionsweise</text:span></text:h>
      <text:p text:style-name="P4"><text:bookmark text:name="docs-internal-guid-2977b223-7bf8-0403-101e-27f9d4e298fd"/><text:span text:style-name="T17">Die Idee der Socket Activation ist nicht neu. Dies wurde auch schon beim alten initd angewandt. Anstatt alle lokalen Internet Dienste direkt beim booten zu starten, horcht ein Superserver im Auftrag des Dienstes und startet eine Instanz des Dienstes wann immer eine eingehende Verbindung aufgebaut wird. Beim Verbindungsabbruch wurde der entsprechende Dienst wieder beendet. Dies erlaubt schwächeren Maschinen mit wenig Ressourcen zu arbeiten. Da jedoch für jede Anfrage eine eigene Instanz kreiert wurde, wurde viel Zeit beim Forken und Initialisieren verbraucht. initd geriet dadurch in Verruf langsam zu sein. Außerdem konnte es nur mit AF_INET (z. B. Internet) Sockets umgehen und nicht mit Unix-Sockets (AF_UNIX), die viele lokalen Dienste verwenden.</text:span></text:p>
      <text:p text:style-name="P6">systemd greift das Konzept von initd auf, erweitert es jedoch mit AF_UNIX Unterstützung die lokale Dienste oft verwenden, so wie Bus Activation auf das später zu sprechen gekommen wird.</text:p>
      <text:p text:style-name="P6">Socket Activation macht es möglich mehrere Dienste gleichzeitig zu starten, ohne das Beachten irgendeiner Reihenfolge. Dies wird dadurch möglich gemacht, dass die Sockets nicht mehr von dem Dienst selbst erzeugt werden, sondern außerhalb des Dienstes. Wenn es Abhängigkeiten zwischen den Diensten gibt, können diese sofort auf die Sockets anderer Dienste zugreifen.</text:p>
      <text:p text:style-name="P6">Dies erlaubt uns nicht nur einen hohen Parallesierungsgrad, sondern auch eine vereinfachte Konfiguration der Dienste.</text:p>
      <text:p text:style-name="Text_20_body"><text:line-break/><draw:frame draw:style-name="fr1" draw:name="Rahmen1" text:anchor-type="as-char" svg:width="6.5in" draw:z-index="0"><draw:text-box fo:min-height="4.1772in"><text:p text:style-name="Illustration"><draw:frame draw:style-name="fr2" draw:name="Grafik1" text:anchor-type="paragraph" svg:x="0.0016in" svg:y="0.0008in" svg:width="6.5in" style:rel-width="100%" svg:height="4.1772in" style:rel-height="scale" draw:z-index="1"><draw:image xlink:href="https://lh5.googleusercontent.com/u_JVv_Qd2QeQ7zGjFD4SrHS353boOTh8js6oxfCN1oPNg899vq2-TrBeYW8P1ED0M3Cnz5FoJCM0d2gfgMUmcC2TPISLRCVyxIrxn0B_RSx5xb5Jabgy-YKceQ" xlink:type="simple" xlink:show="embed" xlink:actuate="onLoad"/></draw:frame>Abbildung <text:sequence text:ref-name="refIllustration0" text:name="Illustration" text:formula="ooow:Illustration+1" style:num-format="1">1</text:sequence>: Vergleich bisheriger init-Dienste [2]</text:p></draw:text-box></draw:frame></text:p>
      <text:p text:style-name="Text_20_body"><text:span text:style-name="T17"/></text:p>
      <text:h text:style-name="P8" text:outline-level="1"><text:span text:style-name="T17">Quellen</text:span></text:h>
      <text:p text:style-name="P5"><text:span text:style-name="T17">[1] http://0pointer.de/blog/projects/socket-activation.html</text:span></text:p>
      <text:p text:style-name="P5"><text:span text:style-name="T17">[2] http://0pointer.de/public/parallelization.p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text-indent="0.3in"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Illustration" style:family="paragraph" style:parent-style-name="Caption" style:class="extra">
      <style:paragraph-properties fo:margin-left="0.0799in" fo:margin-right="0in" fo:margin-top="0.5in" fo:margin-bottom="0.0799in" style:contextual-spacing="false" fo:text-align="center" style:justify-single-word="false" fo:text-indent="0in"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1T16:01:19</meta:creation-date>
    <dc:date>2014-01-10T12:48:04</dc:date>
    <meta:editing-duration>PT4H43M40S</meta:editing-duration>
    <meta:editing-cycles>11</meta:editing-cycles>
    <meta:generator>LibreOffice/4.0.4.2$Linux_X86_64 LibreOffice_project/400m0$Build-2</meta:generator>
    <meta:document-statistic meta:table-count="0" meta:image-count="1" meta:object-count="0" meta:page-count="4" meta:paragraph-count="17" meta:word-count="510" meta:character-count="3859" meta:non-whitespace-character-count="3363"/>
  </office:meta>
</office:document-meta>
</file>